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co116" style:family="table-column">
      <style:table-column-properties fo:break-before="auto" style:column-width="0.6666666865348816in"/>
    </style:style>
    <style:style style:name="co117" style:family="table-column">
      <style:table-column-properties fo:break-before="auto" style:column-width="0.6666666865348816in"/>
    </style:style>
    <style:style style:name="co118" style:family="table-column">
      <style:table-column-properties fo:break-before="auto" style:column-width="0.6666666865348816in"/>
    </style:style>
    <style:style style:name="co119" style:family="table-column">
      <style:table-column-properties fo:break-before="auto" style:column-width="0.6666666865348816in"/>
    </style:style>
    <style:style style:name="co120" style:family="table-column">
      <style:table-column-properties fo:break-before="auto" style:column-width="0.6666666865348816in"/>
    </style:style>
    <style:style style:name="co121" style:family="table-column">
      <style:table-column-properties fo:break-before="auto" style:column-width="0.6666666865348816in"/>
    </style:style>
    <style:style style:name="co122" style:family="table-column">
      <style:table-column-properties fo:break-before="auto" style:column-width="0.6666666865348816in"/>
    </style:style>
    <style:style style:name="co123" style:family="table-column">
      <style:table-column-properties fo:break-before="auto" style:column-width="0.6666666865348816in"/>
    </style:style>
    <style:style style:name="co124" style:family="table-column">
      <style:table-column-properties fo:break-before="auto" style:column-width="0.6666666865348816in"/>
    </style:style>
    <style:style style:name="co125" style:family="table-column">
      <style:table-column-properties fo:break-before="auto" style:column-width="0.6666666865348816in"/>
    </style:style>
    <style:style style:name="co126" style:family="table-column">
      <style:table-column-properties fo:break-before="auto" style:column-width="0.6666666865348816in"/>
    </style:style>
    <style:style style:name="co127" style:family="table-column">
      <style:table-column-properties fo:break-before="auto" style:column-width="0.6666666865348816in"/>
    </style:style>
    <style:style style:name="co128" style:family="table-column">
      <style:table-column-properties fo:break-before="auto" style:column-width="0.6666666865348816in"/>
    </style:style>
    <style:style style:name="co129" style:family="table-column">
      <style:table-column-properties fo:break-before="auto" style:column-width="0.6666666865348816in"/>
    </style:style>
    <style:style style:name="co130" style:family="table-column">
      <style:table-column-properties fo:break-before="auto" style:column-width="0.6666666865348816in"/>
    </style:style>
    <style:style style:name="co131" style:family="table-column">
      <style:table-column-properties fo:break-before="auto" style:column-width="0.6666666865348816in"/>
    </style:style>
    <style:style style:name="co132" style:family="table-column">
      <style:table-column-properties fo:break-before="auto" style:column-width="0.6666666865348816in"/>
    </style:style>
    <style:style style:name="co133" style:family="table-column">
      <style:table-column-properties fo:break-before="auto" style:column-width="0.6666666865348816in"/>
    </style:style>
    <style:style style:name="co134" style:family="table-column">
      <style:table-column-properties fo:break-before="auto" style:column-width="0.6666666865348816in"/>
    </style:style>
    <style:style style:name="co135" style:family="table-column">
      <style:table-column-properties fo:break-before="auto" style:column-width="0.6666666865348816in"/>
    </style:style>
    <style:style style:name="co136" style:family="table-column">
      <style:table-column-properties fo:break-before="auto" style:column-width="0.6666666865348816in"/>
    </style:style>
    <style:style style:name="co137" style:family="table-column">
      <style:table-column-properties fo:break-before="auto" style:column-width="0.6666666865348816in"/>
    </style:style>
    <style:style style:name="co138" style:family="table-column">
      <style:table-column-properties fo:break-before="auto" style:column-width="0.6666666865348816in"/>
    </style:style>
    <style:style style:name="co139" style:family="table-column">
      <style:table-column-properties fo:break-before="auto" style:column-width="0.6666666865348816in"/>
    </style:style>
    <style:style style:name="co140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ta96" style:family="table" style:master-page-name="PageStyle_5f_Evaluation Warning (94)">
      <style:table-properties table:display="true" style:writing-mode="lr-tb"/>
    </style:style>
    <style:style style:name="ta97" style:family="table" style:master-page-name="PageStyle_5f_Evaluation Warning (95)">
      <style:table-properties table:display="true" style:writing-mode="lr-tb"/>
    </style:style>
    <style:style style:name="ta98" style:family="table" style:master-page-name="PageStyle_5f_Evaluation Warning (96)">
      <style:table-properties table:display="true" style:writing-mode="lr-tb"/>
    </style:style>
    <style:style style:name="ta99" style:family="table" style:master-page-name="PageStyle_5f_Evaluation Warning (97)">
      <style:table-properties table:display="true" style:writing-mode="lr-tb"/>
    </style:style>
    <style:style style:name="ta100" style:family="table" style:master-page-name="PageStyle_5f_Evaluation Warning (98)">
      <style:table-properties table:display="true" style:writing-mode="lr-tb"/>
    </style:style>
    <style:style style:name="ta101" style:family="table" style:master-page-name="PageStyle_5f_Evaluation Warning (99)">
      <style:table-properties table:display="true" style:writing-mode="lr-tb"/>
    </style:style>
    <style:style style:name="ta102" style:family="table" style:master-page-name="PageStyle_5f_Evaluation Warning (100)">
      <style:table-properties table:display="true" style:writing-mode="lr-tb"/>
    </style:style>
    <style:style style:name="ta103" style:family="table" style:master-page-name="PageStyle_5f_Evaluation Warning (101)">
      <style:table-properties table:display="true" style:writing-mode="lr-tb"/>
    </style:style>
    <style:style style:name="ta104" style:family="table" style:master-page-name="PageStyle_5f_Evaluation Warning (102)">
      <style:table-properties table:display="true" style:writing-mode="lr-tb"/>
    </style:style>
    <style:style style:name="ta105" style:family="table" style:master-page-name="PageStyle_5f_Evaluation Warning (103)">
      <style:table-properties table:display="true" style:writing-mode="lr-tb"/>
    </style:style>
    <style:style style:name="ta106" style:family="table" style:master-page-name="PageStyle_5f_Evaluation Warning (104)">
      <style:table-properties table:display="true" style:writing-mode="lr-tb"/>
    </style:style>
    <style:style style:name="ta107" style:family="table" style:master-page-name="PageStyle_5f_Evaluation Warning (105)">
      <style:table-properties table:display="true" style:writing-mode="lr-tb"/>
    </style:style>
    <style:style style:name="ta108" style:family="table" style:master-page-name="PageStyle_5f_Evaluation Warning (106)">
      <style:table-properties table:display="true" style:writing-mode="lr-tb"/>
    </style:style>
    <style:style style:name="ta109" style:family="table" style:master-page-name="PageStyle_5f_Evaluation Warning (107)">
      <style:table-properties table:display="true" style:writing-mode="lr-tb"/>
    </style:style>
    <style:style style:name="ta110" style:family="table" style:master-page-name="PageStyle_5f_Evaluation Warning (108)">
      <style:table-properties table:display="true" style:writing-mode="lr-tb"/>
    </style:style>
    <style:style style:name="ta111" style:family="table" style:master-page-name="PageStyle_5f_Evaluation Warning (109)">
      <style:table-properties table:display="true" style:writing-mode="lr-tb"/>
    </style:style>
    <style:style style:name="ta112" style:family="table" style:master-page-name="PageStyle_5f_Evaluation Warning (110)">
      <style:table-properties table:display="true" style:writing-mode="lr-tb"/>
    </style:style>
    <style:style style:name="ta113" style:family="table" style:master-page-name="PageStyle_5f_Evaluation Warning (111)">
      <style:table-properties table:display="true" style:writing-mode="lr-tb"/>
    </style:style>
    <style:style style:name="ta114" style:family="table" style:master-page-name="PageStyle_5f_Evaluation Warning (112)">
      <style:table-properties table:display="true" style:writing-mode="lr-tb"/>
    </style:style>
    <style:style style:name="ta115" style:family="table" style:master-page-name="PageStyle_5f_Evaluation Warning (113)">
      <style:table-properties table:display="true" style:writing-mode="lr-tb"/>
    </style:style>
    <style:style style:name="ta116" style:family="table" style:master-page-name="PageStyle_5f_Evaluation Warning (114)">
      <style:table-properties table:display="true" style:writing-mode="lr-tb"/>
    </style:style>
    <style:style style:name="ta117" style:family="table" style:master-page-name="PageStyle_5f_Evaluation Warning (115)">
      <style:table-properties table:display="true" style:writing-mode="lr-tb"/>
    </style:style>
    <style:style style:name="ta118" style:family="table" style:master-page-name="PageStyle_5f_Evaluation Warning (116)">
      <style:table-properties table:display="true" style:writing-mode="lr-tb"/>
    </style:style>
    <style:style style:name="ta119" style:family="table" style:master-page-name="PageStyle_5f_Evaluation Warning (117)">
      <style:table-properties table:display="true" style:writing-mode="lr-tb"/>
    </style:style>
    <style:style style:name="ta120" style:family="table" style:master-page-name="PageStyle_5f_Evaluation Warning (118)">
      <style:table-properties table:display="true" style:writing-mode="lr-tb"/>
    </style:style>
    <style:style style:name="ta121" style:family="table" style:master-page-name="PageStyle_5f_Evaluation Warning (119)">
      <style:table-properties table:display="true" style:writing-mode="lr-tb"/>
    </style:style>
    <style:style style:name="ta122" style:family="table" style:master-page-name="PageStyle_5f_Evaluation Warning (120)">
      <style:table-properties table:display="true" style:writing-mode="lr-tb"/>
    </style:style>
    <style:style style:name="ta123" style:family="table" style:master-page-name="PageStyle_5f_Evaluation Warning (121)">
      <style:table-properties table:display="true" style:writing-mode="lr-tb"/>
    </style:style>
    <style:style style:name="ta124" style:family="table" style:master-page-name="PageStyle_5f_Evaluation Warning (122)">
      <style:table-properties table:display="true" style:writing-mode="lr-tb"/>
    </style:style>
    <style:style style:name="ta125" style:family="table" style:master-page-name="PageStyle_5f_Evaluation Warning (123)">
      <style:table-properties table:display="true" style:writing-mode="lr-tb"/>
    </style:style>
    <style:style style:name="ta126" style:family="table" style:master-page-name="PageStyle_5f_Evaluation Warning (124)">
      <style:table-properties table:display="true" style:writing-mode="lr-tb"/>
    </style:style>
    <style:style style:name="ta127" style:family="table" style:master-page-name="PageStyle_5f_Evaluation Warning (125)">
      <style:table-properties table:display="true" style:writing-mode="lr-tb"/>
    </style:style>
    <style:style style:name="ta128" style:family="table" style:master-page-name="PageStyle_5f_Evaluation Warning (126)">
      <style:table-properties table:display="true" style:writing-mode="lr-tb"/>
    </style:style>
    <style:style style:name="ta129" style:family="table" style:master-page-name="PageStyle_5f_Evaluation Warning (127)">
      <style:table-properties table:display="true" style:writing-mode="lr-tb"/>
    </style:style>
    <style:style style:name="ta130" style:family="table" style:master-page-name="PageStyle_5f_Evaluation Warning (128)">
      <style:table-properties table:display="true" style:writing-mode="lr-tb"/>
    </style:style>
    <style:style style:name="ta131" style:family="table" style:master-page-name="PageStyle_5f_Evaluation Warning (129)">
      <style:table-properties table:display="true" style:writing-mode="lr-tb"/>
    </style:style>
    <style:style style:name="ta132" style:family="table" style:master-page-name="PageStyle_5f_Evaluation Warning (130)">
      <style:table-properties table:display="true" style:writing-mode="lr-tb"/>
    </style:style>
    <style:style style:name="ta133" style:family="table" style:master-page-name="PageStyle_5f_Evaluation Warning (131)">
      <style:table-properties table:display="true" style:writing-mode="lr-tb"/>
    </style:style>
    <style:style style:name="ta134" style:family="table" style:master-page-name="PageStyle_5f_Evaluation Warning (132)">
      <style:table-properties table:display="true" style:writing-mode="lr-tb"/>
    </style:style>
    <style:style style:name="ta135" style:family="table" style:master-page-name="PageStyle_5f_Evaluation Warning (133)">
      <style:table-properties table:display="true" style:writing-mode="lr-tb"/>
    </style:style>
    <style:style style:name="ta136" style:family="table" style:master-page-name="PageStyle_5f_Evaluation Warning (134)">
      <style:table-properties table:display="true" style:writing-mode="lr-tb"/>
    </style:style>
    <style:style style:name="ta137" style:family="table" style:master-page-name="PageStyle_5f_Evaluation Warning (135)">
      <style:table-properties table:display="true" style:writing-mode="lr-tb"/>
    </style:style>
    <style:style style:name="ta138" style:family="table" style:master-page-name="PageStyle_5f_Evaluation Warning (136)">
      <style:table-properties table:display="true" style:writing-mode="lr-tb"/>
    </style:style>
    <style:style style:name="ta139" style:family="table" style:master-page-name="PageStyle_5f_Evaluation Warning (137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8" style:family="table-cell" style:parent-style-name="Default" style:data-style-name="N-1"/>
    <style:style style:name="ce70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71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96" table:print="false">
        <office:forms form:automatic-focus="false" form:apply-design-mode="false"/>
        <table:table-column table:style-name="co9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97" table:print="false">
        <office:forms form:automatic-focus="false" form:apply-design-mode="false"/>
        <table:table-column table:style-name="co9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98" table:print="false">
        <office:forms form:automatic-focus="false" form:apply-design-mode="false"/>
        <table:table-column table:style-name="co9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99" table:print="false">
        <office:forms form:automatic-focus="false" form:apply-design-mode="false"/>
        <table:table-column table:style-name="co10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0" table:print="false">
        <office:forms form:automatic-focus="false" form:apply-design-mode="false"/>
        <table:table-column table:style-name="co10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1" table:print="false">
        <office:forms form:automatic-focus="false" form:apply-design-mode="false"/>
        <table:table-column table:style-name="co10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2" table:print="false">
        <office:forms form:automatic-focus="false" form:apply-design-mode="false"/>
        <table:table-column table:style-name="co10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3" table:print="false">
        <office:forms form:automatic-focus="false" form:apply-design-mode="false"/>
        <table:table-column table:style-name="co10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4" table:print="false">
        <office:forms form:automatic-focus="false" form:apply-design-mode="false"/>
        <table:table-column table:style-name="co10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05" table:print="false">
        <office:forms form:automatic-focus="false" form:apply-design-mode="false"/>
        <table:table-column table:style-name="co10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06" table:print="false">
        <office:forms form:automatic-focus="false" form:apply-design-mode="false"/>
        <table:table-column table:style-name="co10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07" table:print="false">
        <office:forms form:automatic-focus="false" form:apply-design-mode="false"/>
        <table:table-column table:style-name="co10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08" table:print="false">
        <office:forms form:automatic-focus="false" form:apply-design-mode="false"/>
        <table:table-column table:style-name="co10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09" table:print="false">
        <office:forms form:automatic-focus="false" form:apply-design-mode="false"/>
        <table:table-column table:style-name="co11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0" table:print="false">
        <office:forms form:automatic-focus="false" form:apply-design-mode="false"/>
        <table:table-column table:style-name="co1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1" table:print="false">
        <office:forms form:automatic-focus="false" form:apply-design-mode="false"/>
        <table:table-column table:style-name="co11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2" table:print="false">
        <office:forms form:automatic-focus="false" form:apply-design-mode="false"/>
        <table:table-column table:style-name="co1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3" table:print="false">
        <office:forms form:automatic-focus="false" form:apply-design-mode="false"/>
        <table:table-column table:style-name="co11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4" table:print="false">
        <office:forms form:automatic-focus="false" form:apply-design-mode="false"/>
        <table:table-column table:style-name="co1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3)" table:style-name="ta115" table:print="false">
        <office:forms form:automatic-focus="false" form:apply-design-mode="false"/>
        <table:table-column table:style-name="co11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4)" table:style-name="ta116" table:print="false">
        <office:forms form:automatic-focus="false" form:apply-design-mode="false"/>
        <table:table-column table:style-name="co1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5)" table:style-name="ta117" table:print="false">
        <office:forms form:automatic-focus="false" form:apply-design-mode="false"/>
        <table:table-column table:style-name="co11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6)" table:style-name="ta118" table:print="false">
        <office:forms form:automatic-focus="false" form:apply-design-mode="false"/>
        <table:table-column table:style-name="co1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7)" table:style-name="ta119" table:print="false">
        <office:forms form:automatic-focus="false" form:apply-design-mode="false"/>
        <table:table-column table:style-name="co12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8)" table:style-name="ta120" table:print="false">
        <office:forms form:automatic-focus="false" form:apply-design-mode="false"/>
        <table:table-column table:style-name="co1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9)" table:style-name="ta121" table:print="false">
        <office:forms form:automatic-focus="false" form:apply-design-mode="false"/>
        <table:table-column table:style-name="co12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0)" table:style-name="ta122" table:print="false">
        <office:forms form:automatic-focus="false" form:apply-design-mode="false"/>
        <table:table-column table:style-name="co1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1)" table:style-name="ta123" table:print="false">
        <office:forms form:automatic-focus="false" form:apply-design-mode="false"/>
        <table:table-column table:style-name="co12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2)" table:style-name="ta124" table:print="false">
        <office:forms form:automatic-focus="false" form:apply-design-mode="false"/>
        <table:table-column table:style-name="co1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3)" table:style-name="ta125" table:print="false">
        <office:forms form:automatic-focus="false" form:apply-design-mode="false"/>
        <table:table-column table:style-name="co12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4)" table:style-name="ta126" table:print="false">
        <office:forms form:automatic-focus="false" form:apply-design-mode="false"/>
        <table:table-column table:style-name="co1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5)" table:style-name="ta127" table:print="false">
        <office:forms form:automatic-focus="false" form:apply-design-mode="false"/>
        <table:table-column table:style-name="co12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6)" table:style-name="ta128" table:print="false">
        <office:forms form:automatic-focus="false" form:apply-design-mode="false"/>
        <table:table-column table:style-name="co1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7)" table:style-name="ta129" table:print="false">
        <office:forms form:automatic-focus="false" form:apply-design-mode="false"/>
        <table:table-column table:style-name="co130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8)" table:style-name="ta130" table:print="false">
        <office:forms form:automatic-focus="false" form:apply-design-mode="false"/>
        <table:table-column table:style-name="co1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9)" table:style-name="ta131" table:print="false">
        <office:forms form:automatic-focus="false" form:apply-design-mode="false"/>
        <table:table-column table:style-name="co132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0)" table:style-name="ta132" table:print="false">
        <office:forms form:automatic-focus="false" form:apply-design-mode="false"/>
        <table:table-column table:style-name="co1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1)" table:style-name="ta133" table:print="false">
        <office:forms form:automatic-focus="false" form:apply-design-mode="false"/>
        <table:table-column table:style-name="co134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2)" table:style-name="ta134" table:print="false">
        <office:forms form:automatic-focus="false" form:apply-design-mode="false"/>
        <table:table-column table:style-name="co1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3)" table:style-name="ta135" table:print="false">
        <office:forms form:automatic-focus="false" form:apply-design-mode="false"/>
        <table:table-column table:style-name="co136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4)" table:style-name="ta136" table:print="false">
        <office:forms form:automatic-focus="false" form:apply-design-mode="false"/>
        <table:table-column table:style-name="co1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5)" table:style-name="ta137" table:print="false">
        <office:forms form:automatic-focus="false" form:apply-design-mode="false"/>
        <table:table-column table:style-name="co138" table:default-cell-style-name="ce15" table:number-columns-repeated="256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6)" table:style-name="ta138" table:print="false">
        <office:forms form:automatic-focus="false" form:apply-design-mode="false"/>
        <table:table-column table:style-name="co1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0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7)" table:style-name="ta139" table:print="false">
        <office:forms form:automatic-focus="false" form:apply-design-mode="false"/>
        <table:table-column table:style-name="co140" table:default-cell-style-name="ce15" table:number-columns-repeated="256"/>
        <table:table-row table:number-rows-repeated="4" table:style-name="ro2"/>
        <table:table-row table:style-name="ro3">
          <table:table-cell table:style-name="ce71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3.654402976110721E27in" fo:margin-bottom="3.654402976110721E27in" style:first-page-number="continue" style:print="zero-values"/>
      <style:header-style>
        <style:header-footer-properties fo:min-height="-5.912948223935916E27in" fo:margin-left="0in" fo:margin-right="0in" fo:margin-bottom="0in"/>
      </style:header-style>
      <style:footer-style>
        <style:header-footer-properties fo:min-height="-5.912948223935916E27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3.654402976110721E27in" fo:margin-bottom="3.654402976110721E27in" style:first-page-number="continue" style:print="zero-values"/>
      <style:header-style>
        <style:header-footer-properties fo:min-height="-5.912948223935916E27in" fo:margin-left="0in" fo:margin-right="0in" fo:margin-bottom="0in"/>
      </style:header-style>
      <style:footer-style>
        <style:header-footer-properties fo:min-height="-5.912948223935916E27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-8.626875195396701E26in" fo:margin-bottom="-8.626875195396701E26in" style:first-page-number="continue" style:print="zero-values"/>
      <style:header-style>
        <style:header-footer-properties fo:min-height="1.3958577282855254E27in" fo:margin-left="0in" fo:margin-right="0in" fo:margin-bottom="0in"/>
      </style:header-style>
      <style:footer-style>
        <style:header-footer-properties fo:min-height="1.3958577282855254E27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5.331702087458552E26in" fo:margin-bottom="5.331702087458552E26in" style:first-page-number="continue" style:print="zero-values"/>
      <style:header-style>
        <style:header-footer-properties fo:min-height="-8.626875195396701E26in" fo:margin-left="0in" fo:margin-right="0in" fo:margin-bottom="0in"/>
      </style:header-style>
      <style:footer-style>
        <style:header-footer-properties fo:min-height="-8.626875195396701E26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3.29517310793815E26in" fo:margin-bottom="-3.29517310793815E26in" style:first-page-number="continue" style:print="zero-values"/>
      <style:header-style>
        <style:header-footer-properties fo:min-height="5.331702087458552E26in" fo:margin-left="0in" fo:margin-right="0in" fo:margin-bottom="0in"/>
      </style:header-style>
      <style:footer-style>
        <style:header-footer-properties fo:min-height="5.331702087458552E26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2.0365289795204025E26in" fo:margin-bottom="2.0365289795204025E26in" style:first-page-number="continue" style:print="zero-values"/>
      <style:header-style>
        <style:header-footer-properties fo:min-height="-3.29517310793815E26in" fo:margin-left="0in" fo:margin-right="0in" fo:margin-bottom="0in"/>
      </style:header-style>
      <style:footer-style>
        <style:header-footer-properties fo:min-height="-3.29517310793815E26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1.2586441284177473E26in" fo:margin-bottom="-1.2586441284177473E26in" style:first-page-number="continue" style:print="zero-values"/>
      <style:header-style>
        <style:header-footer-properties fo:min-height="2.0365289795204025E26in" fo:margin-left="0in" fo:margin-right="0in" fo:margin-bottom="0in"/>
      </style:header-style>
      <style:footer-style>
        <style:header-footer-properties fo:min-height="2.0365289795204025E26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7.778848511026553E25in" fo:margin-bottom="7.778848511026553E25in" style:first-page-number="continue" style:print="zero-values"/>
      <style:header-style>
        <style:header-footer-properties fo:min-height="-1.2586441284177473E26in" fo:margin-left="0in" fo:margin-right="0in" fo:margin-bottom="0in"/>
      </style:header-style>
      <style:footer-style>
        <style:header-footer-properties fo:min-height="-1.2586441284177473E26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4.80759277315092E25in" fo:margin-bottom="-4.80759277315092E25in" style:first-page-number="continue" style:print="zero-values"/>
      <style:header-style>
        <style:header-footer-properties fo:min-height="7.778848511026553E25in" fo:margin-left="0in" fo:margin-right="0in" fo:margin-bottom="0in"/>
      </style:header-style>
      <style:footer-style>
        <style:header-footer-properties fo:min-height="7.778848511026553E25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2.971255737875632E25in" fo:margin-bottom="2.971255737875632E25in" style:first-page-number="continue" style:print="zero-values"/>
      <style:header-style>
        <style:header-footer-properties fo:min-height="-4.80759277315092E25in" fo:margin-left="0in" fo:margin-right="0in" fo:margin-bottom="0in"/>
      </style:header-style>
      <style:footer-style>
        <style:header-footer-properties fo:min-height="-4.80759277315092E2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1.8363370352752888E25in" fo:margin-bottom="-1.8363370352752888E25in" style:first-page-number="continue" style:print="zero-values"/>
      <style:header-style>
        <style:header-footer-properties fo:min-height="2.971255737875632E25in" fo:margin-left="0in" fo:margin-right="0in" fo:margin-bottom="0in"/>
      </style:header-style>
      <style:footer-style>
        <style:header-footer-properties fo:min-height="2.971255737875632E2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1.134918702600343E25in" fo:margin-bottom="1.134918702600343E25in" style:first-page-number="continue" style:print="zero-values"/>
      <style:header-style>
        <style:header-footer-properties fo:min-height="-1.8363370352752886E25in" fo:margin-left="0in" fo:margin-right="0in" fo:margin-bottom="0in"/>
      </style:header-style>
      <style:footer-style>
        <style:header-footer-properties fo:min-height="-1.8363370352752886E2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7.014183326749456E24in" fo:margin-bottom="-7.014183326749456E24in" style:first-page-number="continue" style:print="zero-values"/>
      <style:header-style>
        <style:header-footer-properties fo:min-height="1.134918702600343E25in" fo:margin-left="0in" fo:margin-right="0in" fo:margin-bottom="0in"/>
      </style:header-style>
      <style:footer-style>
        <style:header-footer-properties fo:min-height="1.134918702600343E25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4.335003699253974E24in" fo:margin-bottom="4.335003699253974E24in" style:first-page-number="continue" style:print="zero-values"/>
      <style:header-style>
        <style:header-footer-properties fo:min-height="-7.014183326749456E24in" fo:margin-left="0in" fo:margin-right="0in" fo:margin-bottom="0in"/>
      </style:header-style>
      <style:footer-style>
        <style:header-footer-properties fo:min-height="-7.014183326749456E24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2.679179627495483E24in" fo:margin-bottom="-2.679179627495483E24in" style:first-page-number="continue" style:print="zero-values"/>
      <style:header-style>
        <style:header-footer-properties fo:min-height="4.3350036992539744E24in" fo:margin-left="0in" fo:margin-right="0in" fo:margin-bottom="0in"/>
      </style:header-style>
      <style:footer-style>
        <style:header-footer-properties fo:min-height="4.3350036992539744E24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1.655824071758491E24in" fo:margin-bottom="1.655824071758491E24in" style:first-page-number="continue" style:print="zero-values"/>
      <style:header-style>
        <style:header-footer-properties fo:min-height="-2.679179627495483E24in" fo:margin-left="0in" fo:margin-right="0in" fo:margin-bottom="0in"/>
      </style:header-style>
      <style:footer-style>
        <style:header-footer-properties fo:min-height="-2.679179627495483E24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1.0233555557369923E24in" fo:margin-bottom="-1.0233555557369923E24in" style:first-page-number="continue" style:print="zero-values"/>
      <style:header-style>
        <style:header-footer-properties fo:min-height="1.655824071758491E24in" fo:margin-left="0in" fo:margin-right="0in" fo:margin-bottom="0in"/>
      </style:header-style>
      <style:footer-style>
        <style:header-footer-properties fo:min-height="1.655824071758491E24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6.324685160214988E23in" fo:margin-bottom="6.324685160214988E23in" style:first-page-number="continue" style:print="zero-values"/>
      <style:header-style>
        <style:header-footer-properties fo:min-height="-1.0233555557369923E24in" fo:margin-left="0in" fo:margin-right="0in" fo:margin-bottom="0in"/>
      </style:header-style>
      <style:footer-style>
        <style:header-footer-properties fo:min-height="-1.0233555557369923E24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3.908870397154936E23in" fo:margin-bottom="-3.908870397154936E23in" style:first-page-number="continue" style:print="zero-values"/>
      <style:header-style>
        <style:header-footer-properties fo:min-height="6.324685160214988E23in" fo:margin-left="0in" fo:margin-right="0in" fo:margin-bottom="0in"/>
      </style:header-style>
      <style:footer-style>
        <style:header-footer-properties fo:min-height="6.324685160214988E23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2.415814763060051E23in" fo:margin-bottom="2.415814763060051E23in" style:first-page-number="continue" style:print="zero-values"/>
      <style:header-style>
        <style:header-footer-properties fo:min-height="-3.908870397154936E23in" fo:margin-left="0in" fo:margin-right="0in" fo:margin-bottom="0in"/>
      </style:header-style>
      <style:footer-style>
        <style:header-footer-properties fo:min-height="-3.908870397154936E23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1.4930556340948853E23in" fo:margin-bottom="-1.4930556340948853E23in" style:first-page-number="continue" style:print="zero-values"/>
      <style:header-style>
        <style:header-footer-properties fo:min-height="2.415814763060051E23in" fo:margin-left="0in" fo:margin-right="0in" fo:margin-bottom="0in"/>
      </style:header-style>
      <style:footer-style>
        <style:header-footer-properties fo:min-height="2.415814763060051E23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9.227591289651656E22in" fo:margin-bottom="9.227591289651656E22in" style:first-page-number="continue" style:print="zero-values"/>
      <style:header-style>
        <style:header-footer-properties fo:min-height="-1.4930556340948854E23in" fo:margin-left="0in" fo:margin-right="0in" fo:margin-bottom="0in"/>
      </style:header-style>
      <style:footer-style>
        <style:header-footer-properties fo:min-height="-1.4930556340948854E23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5.702965051297199E22in" fo:margin-bottom="-5.702965051297199E22in" style:first-page-number="continue" style:print="zero-values"/>
      <style:header-style>
        <style:header-footer-properties fo:min-height="9.227591289651656E22in" fo:margin-left="0in" fo:margin-right="0in" fo:margin-bottom="0in"/>
      </style:header-style>
      <style:footer-style>
        <style:header-footer-properties fo:min-height="9.227591289651656E22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3.5246262383544566E22in" fo:margin-bottom="3.5246262383544566E22in" style:first-page-number="continue" style:print="zero-values"/>
      <style:header-style>
        <style:header-footer-properties fo:min-height="-5.702965051297199E22in" fo:margin-left="0in" fo:margin-right="0in" fo:margin-bottom="0in"/>
      </style:header-style>
      <style:footer-style>
        <style:header-footer-properties fo:min-height="-5.702965051297199E22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115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116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117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118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119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120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21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22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23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24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25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26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27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28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29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30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31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32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33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34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35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3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37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3)" style:display-name="PageStyle_Evaluation Warning (113)" style:page-layout-name="pm1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4)" style:display-name="PageStyle_Evaluation Warning (114)" style:page-layout-name="pm1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5)" style:display-name="PageStyle_Evaluation Warning (115)" style:page-layout-name="pm1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6)" style:display-name="PageStyle_Evaluation Warning (116)" style:page-layout-name="pm1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7)" style:display-name="PageStyle_Evaluation Warning (117)" style:page-layout-name="pm1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8)" style:display-name="PageStyle_Evaluation Warning (118)" style:page-layout-name="pm1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9)" style:display-name="PageStyle_Evaluation Warning (119)" style:page-layout-name="pm1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0)" style:display-name="PageStyle_Evaluation Warning (120)" style:page-layout-name="pm1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1)" style:display-name="PageStyle_Evaluation Warning (121)" style:page-layout-name="pm1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2)" style:display-name="PageStyle_Evaluation Warning (122)" style:page-layout-name="pm1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3)" style:display-name="PageStyle_Evaluation Warning (123)" style:page-layout-name="pm1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4)" style:display-name="PageStyle_Evaluation Warning (124)" style:page-layout-name="pm1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5)" style:display-name="PageStyle_Evaluation Warning (125)" style:page-layout-name="pm1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6)" style:display-name="PageStyle_Evaluation Warning (126)" style:page-layout-name="pm1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7)" style:display-name="PageStyle_Evaluation Warning (127)" style:page-layout-name="pm1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8)" style:display-name="PageStyle_Evaluation Warning (128)" style:page-layout-name="pm1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9)" style:display-name="PageStyle_Evaluation Warning (129)" style:page-layout-name="pm1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0)" style:display-name="PageStyle_Evaluation Warning (130)" style:page-layout-name="pm1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1)" style:display-name="PageStyle_Evaluation Warning (131)" style:page-layout-name="pm1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2)" style:display-name="PageStyle_Evaluation Warning (132)" style:page-layout-name="pm1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3)" style:display-name="PageStyle_Evaluation Warning (133)" style:page-layout-name="pm1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4)" style:display-name="PageStyle_Evaluation Warning (134)" style:page-layout-name="pm1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5)" style:display-name="PageStyle_Evaluation Warning (135)" style:page-layout-name="pm1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6)" style:display-name="PageStyle_Evaluation Warning (136)" style:page-layout-name="pm1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7)" style:display-name="PageStyle_Evaluation Warning (137)" style:page-layout-name="pm13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